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officeooo:rsid="000a7b92" officeooo:paragraph-rsid="000a7b92"/>
    </style:style>
    <style:style style:name="P2" style:family="paragraph" style:parent-style-name="Standard">
      <style:paragraph-properties fo:line-height="200%"/>
      <style:text-properties style:font-name="Times New Roman" officeooo:rsid="000a7b92" officeooo:paragraph-rsid="000a7b92"/>
    </style:style>
    <style:style style:name="P3" style:family="paragraph" style:parent-style-name="Standard">
      <style:paragraph-properties fo:line-height="200%" fo:text-align="center" style:justify-single-word="false" fo:break-before="page"/>
      <style:text-properties style:font-name="Times New Roman" officeooo:rsid="000a7b92" officeooo:paragraph-rsid="000a7b92"/>
    </style:style>
    <style:style style:name="P4" style:family="paragraph" style:parent-style-name="Standard">
      <style:paragraph-properties fo:line-height="200%" fo:text-align="start" style:justify-single-word="false"/>
      <style:text-properties style:font-name="Times New Roman" officeooo:rsid="000a7b92" officeooo:paragraph-rsid="000a7b92"/>
    </style:style>
    <style:style style:name="P5" style:family="paragraph" style:parent-style-name="Standard">
      <style:paragraph-properties fo:line-height="200%" fo:text-align="start" style:justify-single-word="false"/>
      <style:text-properties style:font-name="Times New Roman" officeooo:rsid="000a7b92" officeooo:paragraph-rsid="000dcaff"/>
    </style:style>
    <style:style style:name="P6" style:family="paragraph" style:parent-style-name="Standard">
      <style:paragraph-properties fo:line-height="200%" fo:text-align="start" style:justify-single-word="false"/>
      <style:text-properties style:font-name="Times New Roman" officeooo:rsid="000dcaff" officeooo:paragraph-rsid="000dcaff"/>
    </style:style>
    <style:style style:name="P7" style:family="paragraph" style:parent-style-name="Standard">
      <style:paragraph-properties fo:line-height="200%" fo:text-align="center" style:justify-single-word="false"/>
      <style:text-properties style:font-name="Times New Roman" officeooo:rsid="000f627c" officeooo:paragraph-rsid="000f627c"/>
    </style:style>
    <style:style style:name="P8" style:family="paragraph" style:parent-style-name="Text_20_body">
      <style:paragraph-properties fo:line-height="200%" fo:text-align="start" style:justify-single-word="false"/>
      <style:text-properties style:font-name="Times New Roman" officeooo:rsid="000a7b92" officeooo:paragraph-rsid="000a7b92"/>
    </style:style>
    <style:style style:name="T1" style:family="text">
      <style:text-properties officeooo:rsid="000dcaff"/>
    </style:style>
    <style:style style:name="T2" style:family="text">
      <style:text-properties fo:font-style="italic"/>
    </style:style>
    <style:style style:name="T3" style:family="text">
      <style:text-properties fo:font-style="italic" officeooo:rsid="000dcaff" style:font-style-asian="italic" style:font-style-complex="italic"/>
    </style:style>
    <style:style style:name="T4" style:family="text">
      <style:text-properties fo:font-style="italic" fo:font-weight="normal" officeooo:rsid="001c20a6"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dcaff" style:font-style-asian="normal" style:font-weight-asian="normal" style:font-style-complex="normal" style:font-weight-complex="normal"/>
    </style:style>
    <style:style style:name="T7" style:family="text">
      <style:text-properties fo:font-style="normal" fo:font-weight="normal" officeooo:rsid="000f627c" style:font-style-asian="normal" style:font-weight-asian="normal" style:font-style-complex="normal" style:font-weight-complex="normal"/>
    </style:style>
    <style:style style:name="T8" style:family="text">
      <style:text-properties fo:font-style="normal" fo:font-weight="normal" officeooo:rsid="001506de" style:font-style-asian="normal" style:font-weight-asian="normal" style:font-style-complex="normal" style:font-weight-complex="normal"/>
    </style:style>
    <style:style style:name="T9" style:family="text">
      <style:text-properties fo:font-style="normal" fo:font-weight="normal" officeooo:rsid="001542cf" style:font-style-asian="normal" style:font-weight-asian="normal" style:font-style-complex="normal" style:font-weight-complex="normal"/>
    </style:style>
    <style:style style:name="T10" style:family="text">
      <style:text-properties fo:font-style="normal" fo:font-weight="normal" officeooo:rsid="001735fc" style:font-style-asian="normal" style:font-weight-asian="normal" style:font-style-complex="normal" style:font-weight-complex="normal"/>
    </style:style>
    <style:style style:name="T11" style:family="text">
      <style:text-properties fo:font-style="normal" fo:font-weight="normal" officeooo:rsid="00182b72" style:font-style-asian="normal" style:font-weight-asian="normal" style:font-style-complex="normal" style:font-weight-complex="normal"/>
    </style:style>
    <style:style style:name="T12" style:family="text">
      <style:text-properties fo:font-style="normal" fo:font-weight="normal" officeooo:rsid="0018d10a" style:font-style-asian="normal" style:font-weight-asian="normal" style:font-style-complex="normal" style:font-weight-complex="normal"/>
    </style:style>
    <style:style style:name="T13" style:family="text">
      <style:text-properties fo:font-style="normal" fo:font-weight="normal" officeooo:rsid="001c20a6" style:font-style-asian="normal" style:font-weight-asian="normal" style:font-style-complex="normal" style:font-weight-complex="normal"/>
    </style:style>
    <style:style style:name="T14" style:family="text">
      <style:text-properties fo:font-style="normal" fo:font-weight="normal" officeooo:rsid="001caaf9" style:font-style-asian="normal" style:font-weight-asian="normal" style:font-style-complex="normal" style:font-weight-complex="normal"/>
    </style:style>
    <style:style style:name="T15" style:family="text">
      <style:text-properties fo:font-style="normal" fo:font-weight="normal" officeooo:rsid="001dfd10" style:font-style-asian="normal" style:font-weight-asian="normal" style:font-style-complex="normal" style:font-weight-complex="normal"/>
    </style:style>
    <style:style style:name="T16" style:family="text">
      <style:text-properties officeooo:rsid="000f5f61"/>
    </style:style>
    <style:style style:name="T17" style:family="text">
      <style:text-properties officeooo:rsid="000f627c"/>
    </style:style>
    <style:style style:name="T18" style:family="text">
      <style:text-properties officeooo:rsid="0011187d"/>
    </style:style>
    <style:style style:name="T19" style:family="text">
      <style:text-properties officeooo:rsid="001345eb"/>
    </style:style>
    <style:style style:name="T20" style:family="text">
      <style:text-properties officeooo:rsid="001caa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mie Kemman</text:p>
      <text:p text:style-name="P2">Prof. Jason Miller</text:p>
      <text:p text:style-name="P2">CIS-211-02</text:p>
      <text:p text:style-name="P2">2-28-2024</text:p>
      <text:p text:style-name="P7">Ada Lovelace and <text:span text:style-name="T18">Patriarchy in Regency England</text:span></text:p>
      <text:p text:style-name="P4"><text:tab/>Ada Lovelace is perhaps one of the most well known historical figures in not only the field of Computer Science but also in the general realm of pioneering women scientists and mathematicians. Ada, like many women before and after her, defied the artificial bounds of the vehemently patriarchal society of her upbringing to find success and fulfillment in a field <text:span text:style-name="T1">of mathematics</text:span> almost exclusively dominated by men. Ada’s <text:span text:style-name="T1">crowning achievements have seen her canonized as the first computer programmer, and that title,</text:span> though <text:span text:style-name="T1">formidable</text:span> on <text:span text:style-name="T1">its</text:span> own, <text:span text:style-name="T1">projects an even greater presence</text:span> whe<text:span text:style-name="T1">n</text:span> considering the <text:span text:style-name="T1">preliminary </text:span>hurdles of <text:span text:style-name="T1">simply </text:span>existing as a woman within the <text:span text:style-name="T1">context of Regency and Victorian</text:span> England. <text:span text:style-name="T16">This biographical essay will highlight instances within the first </text:span><text:span text:style-name="T20">few y</text:span><text:span text:style-name="T16">ears of Ada’s life where, </text:span><text:span text:style-name="T17">both directly and indirectly, her agency was reduced simply by virtue of gender and patriarchy dictated the course of events.</text:span></text:p>
      <text:p text:style-name="P5"><text:tab/><text:span text:style-name="T1">Being the only legitimized child of Lord George Gordon Byron and only child of Annabella Milbanke, Baroness Wentworth, it is worth noting Ada was born deep into the privileged upper crust of </text:span><text:span text:style-name="T19">English </text:span><text:span text:style-name="T1">society, and this is where she spent her life (Charman-Anderson). Arguably, this relative freedom from the dire economic toil experienced toward the bottom rungs of the contemporary class system is what allowed her the time and ability to pursue mathematical study. However, this privilege did not shield her from the patriarchy, enacted both through law and cultural practice, of English society at large. Only a month after Ada’s birth, and only a year after her marriage, Annabella Milbanke split from her mentally unstable and morally unscrupulous husband and, despite the custody laws of the time, took Ada with her to live apart from Lord Byron (Charman-Anderson). Because of Lord Byron’s </text:span><text:soft-page-break/><text:span text:style-name="T1">contemporary celebrity status, the draw of his scandalous and incestuous affairs, separation from Annabella, and subsequent departure from England (Charman-Anderson), even the presence of his infant daughter was enough to generate a stir of superstitious speculation </text:span><text:span text:style-name="T17">around her future</text:span><text:span text:style-name="T1">. In </text:span><text:span text:style-name="T3">The Bride of Science</text:span><text:span text:style-name="T6">, a biography of Ada’s life, author Benjamin Woolley writes,</text:span></text:p>
      <text:p text:style-name="P5"><text:span text:style-name="T6"><text:tab/>During a visit to Ely, where Annabella was being shown round the cathedral by the dean’s wife, <text:tab/>a crowd gathered at the inn where she and her baby daughter were staying, hoping to catch a <text:tab/>glimpse of the infant Byron, wondering if they might spot the buds of angel’s wings on her <text:tab/>back, or of devil’s horns on her brow. The same had happened at Peterborough. (85)</text:span></text:p>
      <text:p text:style-name="P6"><text:span text:style-name="T5">Though she resided with her grandparents for the duration, the first few years of Ada’s life were marked by Annabella’s fight to maintain the moral high ground of societal perception necessary to uphold both the custody of a child and continued marital separation under the patriarchal favoritism of contemporary religious law and practice (Woolley, 85-86). </text:span><text:span text:style-name="T8">For example</text:span><text:span text:style-name="T5">, Ada’s grandmother, at Annabella’s request, kept </text:span><text:span text:style-name="T9">a</text:span><text:span text:style-name="T10">t-ready a</text:span><text:span text:style-name="T9"> trove of </text:span><text:span text:style-name="T5">letters proving the “maternal concern” necessary to justify Annabella’s endeavors (Woolley, 86). This was not without due cause, for as Woolley writes, “Women were simply not expected to ‘desert’ their husbands, no matter how dreadful the domestic despotism they had to endure. The only possible mitigation was the welfare of a child” (86). </text:span><text:span text:style-name="T7">These examples serve to highlight Ada’s immediate role to society not as an independent being </text:span><text:span text:style-name="T11">who would develop</text:span><text:span text:style-name="T7"> thoughts and hopes, but of a token of good or ill to be used, by proxy of her mother, as a bargaining chip for the sake of both their futures. Of course, once this brighter future was secured, Annabella (who herself had received an uncommonly thorough education) endeavored to surround Ada with a rigorous analytical curriculum (Charman-Anderson). Even this education, however, was not solely for the sake of imparting knowledge. It seems Annabella, concerned over the contemporary theory that Ada could ‘inherit’ the same madness and moral failures of her father, intended for this education to be as much an </text:span><text:soft-page-break/><text:span text:style-name="T7">exercise in discipline and obedience (and </text:span><text:span text:style-name="T12">therefore a</text:span><text:span text:style-name="T7"> guard against the sins of Lord Byron) as it was for Ada’s enrichment (Woolley, 9-10).</text:span></text:p>
      <text:p text:style-name="P6"><text:span text:style-name="T7"><text:tab/></text:span></text:p>
      <text:p text:style-name="P3">Works Cited</text:p>
      <text:p text:style-name="P8">Charman-Anderson, Suw. “Ada Lovelace: Victorian Computing Visionary.” <text:span text:style-name="T2">Ada Lovelace Day</text:span>, findingada.com/shop/a-passion-for-science-stories-of-discovery-and-invention/ada-lovelace-victorian-computing-visionary/. Accessed 28 Feb. 2024. </text:p>
      <text:p text:style-name="P4">Woolley. The Bride of Science. McGraw Hill, 1999.</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a7b92" officeooo:paragraph-rsid="000a7b92"/>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Kemman <text:bookmark-start text:name="PageNumWizard_HEADER_Default Page Style2 Copy 1"/><text:page-number text:select-page="current">4</text:page-number><text:bookmark-end text:name="PageNumWizard_HEADER_Default Page Style2 Copy 1"/></text:p>
        <text:p text:style-name="MP1"><text:s/></text:p>
      </style:header>
      <style:header-first>
        <text:p text:style-name="MP1"/>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15:14:49.009000000</meta:creation-date>
    <dc:date>2024-02-28T23:58:29.896000000</dc:date>
    <meta:editing-duration>PT8H43M32S</meta:editing-duration>
    <meta:editing-cycles>20</meta:editing-cycles>
    <meta:generator>LibreOffice/7.6.2.1$Windows_X86_64 LibreOffice_project/56f7684011345957bbf33a7ee678afaf4d2ba333</meta:generator>
    <meta:document-statistic meta:table-count="0" meta:image-count="0" meta:object-count="0" meta:page-count="4" meta:paragraph-count="15" meta:word-count="711" meta:character-count="4596" meta:non-whitespace-character-count="3889"/>
  </office:meta>
</office:document-meta>
</file>